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Fonctionnalités de l’application </text:span><text:a xlink:type="simple" xlink:href="https://pwa.speat.fr/" text:style-name="ListLabel_20_28" text:visited-style-name="ListLabel_20_28"><text:span text:style-name="T2">SPEAT</text:span></text:a></text:p>
      <text:p text:style-name="P2"/>
      <text:p text:style-name="P1"/>
      <text:p text:style-name="Standard"><text:span text:style-name="T4">Fonctionnalités SPEAT à propos des comptes consommateur (c) et restaurateur (r)</text:span></text:p>
      <text:p text:style-name="Standard"/>
      <text:list xml:id="list1455617377" text:style-name="WWNum1">
        <text:list-item>
          <text:p text:style-name="P3">S’inscrire sur l’application via un compte c ou r.</text:p>
        </text:list-item>
        <text:list-item>
          <text:p text:style-name="P3">Se connecter à son compte que ce soit un compte invité (temporaire), c ou r.</text:p>
        </text:list-item>
        <text:list-item>
          <text:p text:style-name="P3">Modifier ses informations personnelles entrées préalablement lors de l’inscription via le compte (r ou c) , à tout moment.</text:p>
        </text:list-item>
        <text:list-item>
          <text:p text:style-name="P3">Afficher l’historique des commandes (compte c uniquement)</text:p>
        </text:list-item>
        <text:list-item>
          <text:p text:style-name="P3">Afficher la liste des restaurants favoris ainsi que les informations de ces restaurants.</text:p>
        </text:list-item>
        <text:list-item>
          <text:p text:style-name="P3">Passer une demande pour ajouter un restaurant à notre application en remplissant un formulaire (comptes r uniquement)</text:p>
        </text:list-item>
        <text:list-item>
          <text:p text:style-name="P3">Modifier la page d’un restaurant en changeant des informations ou en ajoutant des photos (produits, leurs établissements) (comptes r uniquement).</text:p>
        </text:list-item>
      </text:list>
      <text:p text:style-name="Standard"/>
      <text:p text:style-name="Standard"><text:span text:style-name="T4">Fonctionnalités concernant les restaurants</text:span></text:p>
      <text:p text:style-name="Standard"/>
      <text:list xml:id="list11950557727826" text:continue-numbering="true" text:style-name="WWNum1">
        <text:list-item>
          <text:p text:style-name="P3">Rechercher un restaurant puis rechercher un produit de ce restaurant</text:p>
        </text:list-item>
        <text:list-item>
          <text:p text:style-name="P3">Scanner un restaurant grâce à un Qr Code</text:p>
        </text:list-item>
        <text:list-item>
          <text:p text:style-name="P3">Ajouter un restaurant à sa liste des favoris.</text:p>
        </text:list-item>
        <text:list-item>
          <text:p text:style-name="P3">Afficher la liste des restaurants de la rubrique “ Nos restaurants".</text:p>
        </text:list-item>
        <text:list-item>
          <text:p text:style-name="P3">Ajouter un restaurant à sa liste de favoris</text:p>
        </text:list-item>
      </text:list>
      <text:p text:style-name="Standard"/>
      <text:p text:style-name="Standard"><text:span text:style-name="T4">Fonctionnalités d’un produit </text:span></text:p>
      <text:p text:style-name="Standard"/>
      <text:list xml:id="list2294855273" text:style-name="WWNum3">
        <text:list-item>
          <text:p text:style-name="P4"><text:a xlink:type="simple" xlink:href="https://docs.google.com/document/d/15hkviRPo2CQ-ST5od4RD769fuOeEjnEy/edit#bookmark=id.874ogfcqj3v9" text:style-name="ListLabel_20_29" text:visited-style-name="ListLabel_20_29"><text:span text:style-name="T3">Mettre une note</text:span></text:a> à chaque produit d’un restaurant, les notes représentent les 3 spécificités ("Présentation", "Quantité", "Goût") d’un produit .Il est possible de mettre 3 assiettes ( qui représentent une note sur 3) <text:s/>maximum pour chaque spécificités.</text:p>
        </text:list-item>
        <text:list-item>
          <text:p text:style-name="P4">Poster une photo du produit</text:p>
        </text:list-item>
        <text:list-item>
          <text:p text:style-name="P4"><text:soft-page-break/>Accéder à la galerie photo qui affiche l’ensemble des photos prises par les clients </text:p>
        </text:list-item>
        <text:list-item>
          <text:p text:style-name="P4">Afficher le produit pour le visualiser en 3D</text:p>
        </text:list-item>
        <text:list-item>
          <text:p text:style-name="P4">Passer commande (drive ou à emporter)</text:p>
        </text:list-item>
      </text:list>
      <text:p text:style-name="Standard"/>
      <text:p text:style-name="Standard"><text:span text:style-name="T4">Fonctionnalités générales/sans catégories particulières</text:span></text:p>
      <text:p text:style-name="Standard"/>
      <text:list xml:id="list3587290775" text:style-name="WWNum2">
        <text:list-item>
          <text:p text:style-name="P5">Afficher les informations concernant SPEAT et ses réseaux sociaux</text:p>
        </text:list-item>
      </text:list>
      <text:p text:style-name="Standard"/>
      <text:p text:style-name="Standard"/>
      <text:p text:style-name="Standard"><text:span text:style-name="T4">Liens vers l’architecture web de SPEAT : </text:span></text:p>
      <text:p text:style-name="Standard"/>
      <text:p text:style-name="Standard"><text:a xlink:type="simple" xlink:href="https://www.figma.com/file/7ovYMH3tnYXo6F26Wk0lTp/Architecture-App?node-id=0%3A1" text:style-name="ListLabel_20_29" text:visited-style-name="ListLabel_20_29"><text:span text:style-name="T3">https://www.figma.com/file/7ovYMH3tnYXo6F26Wk0lTp/Architecture-App?node-id=0%3A1</text:span>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276" meta:character-count="1809" meta:non-whitespace-character-count="1571"/>
    <meta:generator>LibreOfficeDev/6.0.5.2$Linux_X86_64 LibreOffice_project/</meta:generator>
  </office:meta>
</office:document-meta>
</file>